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fo:language="it" fo:country="IT" officeooo:rsid="0019d661" officeooo:paragraph-rsid="0019d661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language="it" fo:country="IT" fo:font-weight="bold" officeooo:rsid="0068a1e5" officeooo:paragraph-rsid="0068a1e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language="it" fo:country="IT" fo:font-weight="bold" officeooo:rsid="0019d661" officeooo:paragraph-rsid="0019d661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language="it" fo:country="IT" fo:font-weight="bold" officeooo:rsid="002ef9d2" officeooo:paragraph-rsid="002ef9d2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language="it" fo:country="IT" fo:font-weight="bold" officeooo:rsid="00682206" officeooo:paragraph-rsid="00682206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language="it" fo:country="IT" officeooo:rsid="0019d661" officeooo:paragraph-rsid="0019d661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14pt" fo:language="it" fo:country="IT" fo:font-weight="normal" officeooo:rsid="0068a1e5" officeooo:paragraph-rsid="0068a1e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it" fo:country="IT" fo:font-weight="normal" officeooo:rsid="007d424a" officeooo:paragraph-rsid="007d424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it" fo:country="IT" fo:font-weight="normal" officeooo:rsid="0068a1e5" officeooo:paragraph-rsid="0068a1e5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it" fo:country="IT" fo:font-weight="normal" officeooo:rsid="006bcc79" officeooo:paragraph-rsid="00705ef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it" fo:country="IT" fo:font-weight="normal" officeooo:rsid="0073602e" officeooo:paragraph-rsid="0073602e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it" fo:country="IT" fo:font-weight="bold" officeooo:rsid="0073602e" officeooo:paragraph-rsid="0073602e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it" fo:country="IT" officeooo:rsid="0019d661" officeooo:paragraph-rsid="0019d661"/>
    </style:style>
    <style:style style:name="P14" style:family="paragraph" style:parent-style-name="Standard">
      <style:paragraph-properties fo:text-align="start" style:justify-single-word="false"/>
      <style:text-properties fo:font-size="14pt" fo:language="it" fo:country="IT" fo:font-weight="normal" officeooo:rsid="007e1746" officeooo:paragraph-rsid="007e1746" style:font-size-asian="14pt" style:font-weight-asian="normal" style:font-size-complex="14pt" style:font-weight-complex="normal"/>
    </style:style>
    <style:style style:name="T1" style:family="text">
      <style:text-properties officeooo:rsid="00705e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getto Programmazione Java</text:p>
      <text:p text:style-name="P3"/>
      <text:p text:style-name="P4">Servizio di messaggistica istantanea</text:p>
      <text:p text:style-name="P3"/>
      <text:p text:style-name="P6">A.A. 2015-2016</text:p>
      <text:p text:style-name="P6"/>
      <text:p text:style-name="P6"/>
      <text:p text:style-name="P6"/>
      <text:p text:style-name="P5">Progetto</text:p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ambod Rahmani</text:p>
      <text:p text:style-name="P2"><text:soft-page-break/>Server di Log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lasse </text:p>
      <text:p text:style-name="P14">ParametriConfigurazioneXML</text:p>
      <text:p text:style-name="P8">Contiene i parametri di configurazione</text:p>
      <text:p text:style-name="P8">Serializzata/Deserializzata tramite </text:p>
      <text:p text:style-name="P8">XMLStream</text:p>
      <text:p text:style-name="P8">V</text:p>
      <text:p text:style-name="P8">alidata tramite XML Schem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2">Clien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2">Classi Comuni</text:p>
      <text:p text:style-name="P9"/>
      <text:p text:style-name="P10">Client e Server di Log hanno in comune il <text:span text:style-name="T1">package</text:span> <text:span text:style-name="T1">messaggio, che contiene le classi Messaggio e TipoMessaggio, e che verrà sviluppato come Java Class Library, in modo da ottenere un .jar da includere nei due progetti che ne necessitano.</text:span></text:p>
      <text:p text:style-name="P9"/>
      <text:p text:style-name="P9"/>
      <text:p text:style-name="P9"/>
      <text:p text:style-name="P9"/>
      <text:p text:style-name="P9"/>
      <text:p text:style-name="P12">Classe Messaggio</text:p>
      <text:p text:style-name="P11">Implementa Serializable</text:p>
      <text:p text:style-name="P11"/>
      <text:p text:style-name="P11"/>
      <text:p text:style-name="P12">Classe TipoMessaggio</text:p>
      <text:p text:style-name="P11"><text:bookmark-start text:name="__DdeLink__95_372180728"/>Implementa Serializable<text:bookmark-end text:name="__DdeLink__95_372180728"/></text:p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9:13:35.096459290</meta:creation-date>
    <dc:date>2016-02-21T11:19:20.278139419</dc:date>
    <meta:editing-duration>PT7H46M57S</meta:editing-duration>
    <meta:editing-cycles>74</meta:editing-cycles>
    <meta:generator>LibreOffice/5.1.0.3$Linux_X86_64 LibreOffice_project/10m0$Build-3</meta:generator>
    <meta:document-statistic meta:table-count="0" meta:image-count="0" meta:object-count="0" meta:page-count="4" meta:paragraph-count="20" meta:word-count="81" meta:character-count="593" meta:non-whitespace-character-count="530"/>
  </office:meta>
</office:document-meta>
</file>